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mm"/>
    </style:style>
    <style:style style:name="co3" style:family="table-column">
      <style:table-column-properties fo:break-before="auto" style:column-width="12.19mm"/>
    </style:style>
    <style:style style:name="co4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row table:style-name="ro1"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Letter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60-[.D3]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60-[.D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60-[.D5]"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60-[.D6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60-[.D7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60-[.D8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60-[.D9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60-[.D10]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60-[.D11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formula="of:=60-[.D12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60-[.D13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60-[.D14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60-[.D15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60-[.D16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60-[.D1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formula="of:=60-[.D18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60-[.D19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60-[.D20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60-[.D21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60-[.D22]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60-[.D23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formula="of:=60-[.D2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formula="of:=60-[.D25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60-[.D26]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formula="of:=60-[.D27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60-[.D2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lyn Co</meta:initial-creator>
    <meta:creation-date>2016-03-25T11:06:05.844067733</meta:creation-date>
    <dc:date>2016-03-25T11:08:37.038896506</dc:date>
    <dc:creator>Jerelyn Co</dc:creator>
    <meta:editing-duration>PT2M30S</meta:editing-duration>
    <meta:editing-cycles>2</meta:editing-cycles>
    <meta:generator>LibreOffice/5.0.5.2$Linux_X86_64 LibreOffice_project/00m0$Build-2</meta:generator>
    <meta:document-statistic meta:table-count="1" meta:cell-count="81" meta:object-count="0"/>
  </office:meta>
</office:document-meta>
</file>